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000000075FC6442A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.84cm, 0cm, 0cm)" draw:image-opacity="100%" style:mirror="none"/>
    </style:style>
    <style:style style:name="gr2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cc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_20_concave" draw:marker-end-width="0.2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svg:stroke-color="#800000" draw:marker-end="Arrow_20_concave" draw:marker-end-width="0.2cm" draw:fill="none" draw:textarea-vertical-align="middle"/>
    </style:style>
    <style:style style:name="gr8" style:family="graphic" style:parent-style-name="objectwithoutfill">
      <style:graphic-properties svg:stroke-color="#808080" draw:marker-end="Arrow_20_concave" draw:marker-end-width="0.2cm" draw:fill="none" draw:textarea-vertical-align="middle"/>
    </style:style>
    <style:style style:name="gr9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draw:shadow-opacity="0%"/>
    </style:style>
    <style:style style:name="gr12" style:family="graphic" style:parent-style-name="objectwithoutfill">
      <style:graphic-properties svg:stroke-width="0.02cm" svg:stroke-color="#0066cc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textarea-horizontal-align="center" draw:textarea-vertical-align="middle" draw:fontwork-style="rotate" draw:fontwork-adjust="autosize" draw:fontwork-shadow="normal" draw:fontwork-shadow-offset-x="0.45cm" draw:fontwork-shadow-offset-y="0.1cm" draw:fontwork-form="top-arc" draw:fontwork-hide-form="true"/>
    </style:style>
    <style:style style:name="gr14" style:family="graphic" style:parent-style-name="standard">
      <style:graphic-properties draw:stroke="none" draw:stroke-dash="Ultrafine_20_Dashed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Dialog"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  <style:text-properties fo:color="#808080"/>
    </style:style>
    <style:style style:name="P4" style:family="paragraph">
      <style:paragraph-properties fo:text-align="center"/>
      <style:text-properties fo:color="#808080" fo:font-size="8pt" style:font-size-asian="8pt" style:font-size-complex="8pt"/>
    </style:style>
    <style:style style:name="P5" style:family="paragraph">
      <style:paragraph-properties fo:text-align="center"/>
      <style:text-properties fo:color="#000000" fo:font-size="8pt" style:font-size-asian="8pt" style:font-size-complex="8pt"/>
    </style:style>
    <style:style style:name="P6" style:family="paragraph">
      <style:paragraph-properties fo:text-align="center"/>
      <style:text-properties fo:color="#7e0021" fo:font-size="8pt" style:font-size-asian="8pt" style:font-size-complex="8pt"/>
    </style:style>
    <style:style style:name="T1" style:family="text">
      <style:text-properties fo:color="#000000" fo:font-family="Dialog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7e002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89cm" svg:height="3.095cm" svg:x="11.141cm" svg:y="2.717cm">
          <draw:image xlink:href="Pictures/10000201000000A000000075FC6442A2.png" xlink:type="simple" xlink:show="embed" xlink:actuate="onLoad">
            <text:p/>
          </draw:image>
        </draw:frame>
        <draw:custom-shape draw:style-name="gr2" draw:text-style-name="P2" xml:id="id4" draw:id="id4" draw:layer="layout" svg:width="1.9cm" svg:height="0.5cm" svg:x="5.368cm" svg:y="2.1cm">
          <draw:glue-point draw:id="4" svg:x="-0.475cm" svg:y="0cm" draw:align="bottom"/>
          <draw:glue-point draw:id="5" svg:x="2.763cm" svg:y="5cm"/>
          <draw:glue-point draw:id="6" svg:x="5.005cm" svg:y="3cm"/>
          <draw:glue-point draw:id="7" svg:x="5.005cm" svg:y="-3cm"/>
          <text:p text:style-name="P1"><text:span text:style-name="T1">Category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1.9cm" svg:height="0.5cm" svg:x="7.45cm" svg:y="4.1cm">
          <draw:glue-point draw:id="4" svg:x="2.631cm" svg:y="-5.02cm"/>
          <text:p text:style-name="P1"><text:span text:style-name="T1">Category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1.9cm" svg:height="0.5cm" svg:x="3.441cm" svg:y="4.1cm">
          <text:p text:style-name="P1"><text:span text:style-name="T1">Category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1.9cm" svg:height="0.5cm" svg:x="7.45cm" svg:y="5.7cm">
          <text:p text:style-name="P1"><text:span text:style-name="T1">Category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8.4cm" svg:y1="4.6cm" svg:x2="8.4cm" svg:y2="5.7cm" draw:start-shape="id1" draw:start-glue-point="2" draw:end-shape="id2" draw:end-glue-point="0" svg:d="m8400 4600v1100">
          <text:p/>
        </draw:connector>
        <draw:connector draw:style-name="gr6" draw:text-style-name="P1" draw:layer="layout" draw:type="curve" svg:x1="7.45cm" svg:y1="4.35cm" svg:x2="5.341cm" svg:y2="4.35cm" draw:start-shape="id1" draw:start-glue-point="3" draw:end-shape="id3" draw:end-glue-point="1" svg:d="m7450 4350h-2109">
          <text:p/>
        </draw:connector>
        <draw:connector draw:style-name="gr6" draw:text-style-name="P1" draw:layer="layout" draw:type="line" svg:x1="5.843cm" svg:y1="2.6cm" svg:x2="4.391cm" svg:y2="4.1cm" draw:start-shape="id4" draw:start-glue-point="4" draw:end-shape="id3" draw:end-glue-point="0" svg:d="m5843 2600-1452 1500">
          <text:p/>
        </draw:connector>
        <draw:connector draw:style-name="gr6" draw:text-style-name="P1" draw:layer="layout" draw:type="line" svg:x1="6.842cm" svg:y1="2.6cm" svg:x2="8.4cm" svg:y2="4.1cm" draw:start-shape="id4" draw:start-glue-point="5" draw:end-shape="id1" draw:end-glue-point="0" svg:d="m6842 2600 1558 1500">
          <text:p/>
        </draw:connector>
        <draw:connector draw:style-name="gr7" draw:text-style-name="P1" draw:layer="layout" draw:type="curve" svg:x1="8.899cm" svg:y1="4.1cm" svg:x2="7.268cm" svg:y2="2.5cm" draw:start-shape="id1" draw:start-glue-point="4" draw:end-shape="id4" draw:end-glue-point="6" svg:d="m8899 4100c0-1067-543-1600-1631-1600">
          <text:p/>
        </draw:connector>
        <draw:connector draw:style-name="gr8" draw:text-style-name="P1" draw:layer="layout" draw:type="curve" draw:line-skew="-0.321cm" svg:x1="7.268cm" svg:y1="2.2cm" svg:x2="9.35cm" svg:y2="5.95cm" draw:start-shape="id4" draw:start-glue-point="7" draw:end-shape="id2" draw:end-glue-point="1" svg:d="m7268 2200c3393 0 2352 3750 2082 3750">
          <text:p/>
        </draw:connector>
        <draw:custom-shape draw:style-name="gr9" draw:text-style-name="P4" draw:layer="layout" svg:width="0.4cm" svg:height="0.4cm" svg:x="9.611cm" svg:y="4.166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5.003cm" svg:y="3.06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7.332cm" svg:y="3.06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6.326cm" svg:y="4.15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8.195cm" svg:y="4.814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4cm" svg:height="0.4cm" svg:x="8.462cm" svg:y="2.87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10.751cm" svg:y="3.14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10.751cm" svg:y="3.57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10.751cm" svg:y="4.002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4cm" svg:height="0.4cm" svg:x="10.751cm" svg:y="4.431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.9cm" svg:height="4.9cm" svg:x="3.3cm" svg:y="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175cm" svg:height="4.9cm" svg:x="10.425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306cm" svg:y1="3.782cm" svg:x2="11.406cm" svg:y2="3.782cm">
          <text:p/>
        </draw:line>
        <draw:ellipse draw:style-name="gr13" draw:text-style-name="P3" draw:layer="layout" svg:width="2.596cm" svg:height="1.281cm" draw:transform="skewX (0.0226892802759262) rotate (-1.03602744398383) translate (8.934cm 1.981cm)" draw:kind="arc" draw:start-angle="45" draw:end-angle="135">
          <text:p><text:span text:style-name="T2">blacklisted</text:span></text:p>
        </draw:ellipse>
        <draw:custom-shape draw:style-name="gr14" draw:text-style-name="P1" draw:layer="layout" svg:width="3.3cm" svg:height="1.4cm" svg:x="11.2cm" svg:y="4.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cm" svg:height="1.4cm" svg:x="11.2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13-04-02T16:36:16</meta:creation-date>
    <dc:date>2013-04-03T15:59:28</dc:date>
    <dc:creator>Dominik </dc:creator>
    <meta:editing-duration>PT4H56M21S</meta:editing-duration>
    <meta:editing-cycles>10</meta:editing-cycles>
    <meta:generator>LibreOffice/3.6$Linux_X86_64 LibreOffice_project/360m1$Build-2</meta:generator>
    <meta:document-statistic meta:object-count="27"/>
  </office:meta>
</office:document-meta>
</file>